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571a" officeooo:paragraph-rsid="0003571a"/>
    </style:style>
    <style:style style:name="P2" style:family="paragraph" style:parent-style-name="Standard">
      <style:text-properties officeooo:rsid="00049012" officeooo:paragraph-rsid="000490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s:</text:p>
      <text:p text:style-name="P1"/>
      <text:p text:style-name="P1"><text:a xlink:type="simple" xlink:href="https://web-beta.archive.org/web/20160828164622/http://www.geeksforgeeks.org/backtracking-set-7-suduku/" text:style-name="Internet_20_link" text:visited-style-name="Visited_20_Internet_20_Link">https://web-beta.archive.org/web/20160828164622/http://www.geeksforgeeks.org/backtracking-set-7-suduku/</text:a></text:p>
      <text:p text:style-name="P1"/>
      <text:p text:style-name="P1"><text:a xlink:type="simple" xlink:href="http://chimera.labs.oreilly.com/books/1230000000929/ch02.html#sec_par-rpar-rseq" text:style-name="Internet_20_link" text:visited-style-name="Visited_20_Internet_20_Link">http://chimera.labs.oreilly.com/books/1230000000929/ch02.html#sec_par-rpar-rseq</text:a></text:p>
      <text:p text:style-name="P1"/>
      <text:p text:style-name="P2"><text:a xlink:type="simple" xlink:href="https://www.youtube.com/watch?v=p-gpaIGRCQI" text:style-name="Internet_20_link" text:visited-style-name="Visited_20_Internet_20_Link">https://www.youtube.com/watch?v=p-gpaIGRCQI</text:a></text:p>
      <text:p text:style-name="P2"/>
      <text:p text:style-name="P2"><text:a xlink:type="simple" xlink:href="http://www.norvig.com/sudoku.html" text:style-name="Internet_20_link" text:visited-style-name="Visited_20_Internet_20_Link">http://www.norvig.com/sudoku.html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40:32.843200759</meta:creation-date>
    <dc:date>2017-02-21T16:43:29.118711955</dc:date>
    <meta:editing-duration>PT2M5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5" meta:character-count="264" meta:non-whitespace-character-count="264"/>
  </office:meta>
</office:document-meta>
</file>